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8C000000F91BF838D76A23D363.jpg" manifest:media-type="image/jpeg"/>
  <manifest:file-entry manifest:full-path="Pictures/100002010000034A0000025490C346AD2D5D253D.png" manifest:media-type="image/pn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81cm" svg:stroke-color="#ffcc00" draw:marker-start-width="0.321cm" draw:marker-end-width="0.321cm" draw:fill="none" draw:textarea-horizontal-align="center" draw:textarea-vertical-align="middle" fo:padding-top="0.165cm" fo:padding-bottom="0.165cm" fo:padding-left="0.29cm" fo:padding-right="0.29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81cm" svg:stroke-color="#ffcc00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9.9cm" svg:height="7.005cm" draw:transform="rotate (-3.14159265358979) translate (16.5cm 8.905cm)">
          <draw:image xlink:href="Pictures/100002010000034A0000025490C346AD2D5D253D.png" xlink:type="simple" xlink:show="embed" xlink:actuate="onLoad">
            <text:p/>
          </draw:image>
        </draw:frame>
        <draw:polygon draw:style-name="gr2" draw:text-style-name="P2" draw:layer="layout" svg:width="0cm" svg:height="0cm" svg:x="7.3cm" svg:y="9cm" svg:viewBox="0 0 0 0" draw:points="0,0">
          <text:p/>
        </draw:polygon>
        <draw:polygon draw:style-name="gr2" draw:text-style-name="P2" draw:layer="layout" svg:width="0cm" svg:height="0cm" svg:x="7.28cm" svg:y="9.001cm" svg:viewBox="0 0 0 0" draw:points="0,0">
          <text:p/>
        </draw:polygon>
        <draw:polygon draw:style-name="gr2" draw:text-style-name="P2" draw:layer="layout" svg:width="0cm" svg:height="0cm" svg:x="7.3cm" svg:y="23.2cm" svg:viewBox="0 0 0 0" draw:points="0,0">
          <text:p/>
        </draw:polygon>
        <draw:frame draw:style-name="gr3" draw:text-style-name="P2" draw:layer="layout" svg:width="3.6cm" svg:height="6.403cm" svg:x="7.4cm" svg:y="9.3cm">
          <draw:image xlink:href="Pictures/100000000000008C000000F91BF838D76A23D363.jpg" xlink:type="simple" xlink:show="embed" xlink:actuate="onLoad">
            <text:p/>
          </draw:image>
        </draw:frame>
        <draw:polyline draw:style-name="gr4" draw:text-style-name="P2" draw:layer="layout" svg:width="6.399cm" svg:height="1.899cm" draw:transform="rotate (-1.5707963267949) translate (12.8cm 8cm)" svg:viewBox="0 0 6400 1900" draw:points="0,0 6400,0 6400,1900">
          <text:p/>
        </draw:polyline>
        <draw:polyline draw:style-name="gr5" draw:text-style-name="P2" draw:layer="layout" svg:width="6.399cm" svg:height="6.599cm" draw:transform="rotate (-1.5707963267949) translate (12.6cm 8cm)" svg:viewBox="0 0 6400 6600" draw:points="0,0 900,0 900,6600 6400,6600 6400,5100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stroke-linejoin="bevel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5T10:52:40.557000395</meta:creation-date>
    <dc:date>2019-12-15T11:28:15.174143201</dc:date>
    <meta:editing-duration>PT3M12S</meta:editing-duration>
    <meta:editing-cycles>2</meta:editing-cycles>
    <meta:generator>LibreOffice/5.1.6.2$Linux_X86_64 LibreOffice_project/10m0$Build-2</meta:generator>
    <meta:document-statistic meta:object-count="7"/>
  </office:meta>
</office:document-meta>
</file>